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4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4.3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3"/>
          <table:table-cell office:value-type="string">
            <text:p>|</text:p>
          </table:table-cell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28/02/2023</text:date>, <text:time>20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25S</meta:editing-duration>
    <meta:editing-cycles>60</meta:editing-cycles>
    <meta:generator>OpenOffice/4.1.13$Win32 OpenOffice.org_project/4113m1$Build-9810</meta:generator>
    <dc:date>2023-02-28T20:36:24.35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